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.737cm" fo:min-width="1.114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draw:fill="none" fo:min-height="0.893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.737cm" fo:min-width="0.845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737cm" fo:min-width="0.667cm" draw:shadow="hidden"/>
    </style:style>
    <style:style style:name="gr7" style:family="graphic" style:parent-style-name="standard">
      <style:graphic-properties draw:stroke="none" draw:fill="none" fo:min-height="0.282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1.153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0" style:family="graphic" style:parent-style-name="standard">
      <style:graphic-properties draw:stroke="none" draw:fill="none" fo:min-height="0.929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0.824cm" fo:min-width="1.646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14.081cm" svg:y="6.8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286cm" svg:height="1.397cm" svg:x="10.779cm" svg:y="6.715cm">
          <text:p text:style-name="P1"><text:span text:style-name="T1">KSC </text:span></text:p>
          <text:p text:style-name="P1"><text:span text:style-name="T1">cluste</text:span><text:span text:style-name="T1">ring</text:span></text:p>
          <text:p text:style-name="P1"><text:span text:style-name="T1">algorit</text:span><text:span text:style-name="T1">hm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13.065cm" svg:y1="7.35cm" svg:x2="14.081cm" svg:y2="7.35cm">
          <text:p/>
        </draw:line>
        <draw:custom-shape draw:style-name="gr1" draw:text-style-name="P1" draw:layer="layout" svg:width="0.635cm" svg:height="0.635cm" svg:x="14.208cm" svg:y="6.9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4.335cm" svg:y="7.0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4.462cm" svg:y="7.2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3.429cm" svg:height="1.143cm" svg:x="12.811cm" svg:y="8.62cm">
          <draw:text-box>
            <text:p><text:span text:style-name="T1">Popularity data </text:span></text:p>
            <text:p><text:span text:style-name="T1">(stars, time series)</text:span></text:p>
          </draw:text-box>
        </draw:frame>
        <draw:custom-shape draw:style-name="gr5" draw:text-style-name="P2" draw:layer="layout" svg:width="1.905cm" svg:height="1.397cm" svg:x="15.986cm" svg:y="6.715cm">
          <text:p text:style-name="P1"><text:span text:style-name="T1">Growth </text:span></text:p>
          <text:p text:style-name="P1"><text:span text:style-name="T1">Calcula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15.097cm" svg:y1="7.35cm" svg:x2="15.986cm" svg:y2="7.35cm">
          <text:p/>
        </draw:line>
        <draw:custom-shape draw:style-name="gr1" draw:text-style-name="P1" draw:layer="layout" svg:width="0.635cm" svg:height="0.635cm" svg:x="16.875cm" svg:y="8.7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7.002cm" svg:y="8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7.129cm" svg:y="9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7.256cm" svg:y="9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7.256cm" svg:y1="8.112cm" svg:x2="17.256cm" svg:y2="8.747cm">
          <text:p/>
        </draw:line>
        <draw:line draw:style-name="gr3" draw:text-style-name="P3" draw:layer="layout" svg:x1="14.081cm" svg:y1="8.62cm" svg:x2="12.811cm" svg:y2="7.858cm">
          <text:p/>
        </draw:line>
        <draw:line draw:style-name="gr3" draw:text-style-name="P3" draw:layer="layout" svg:x1="15.478cm" svg:y1="8.62cm" svg:x2="16.24cm" svg:y2="7.858cm">
          <text:p/>
        </draw:line>
        <draw:custom-shape draw:style-name="gr6" draw:text-style-name="P2" draw:layer="layout" svg:width="1.653cm" svg:height="1.397cm" svg:x="8.239cm" svg:y="6.677cm">
          <text:p text:style-name="P1"><text:span text:style-name="T1">Optimal</text:span></text:p>
          <text:p text:style-name="P1"><text:span text:style-name="T1"><text:s/></text:span><text:span text:style-name="T1">K clusters </text:span></text:p>
          <text:p text:style-name="P1"><text:span text:style-name="T1">det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9.89cm" svg:y1="7.35cm" svg:x2="10.779cm" svg:y2="7.35cm">
          <text:p/>
        </draw:line>
        <draw:frame draw:style-name="gr7" draw:text-style-name="P4" draw:layer="layout" svg:width="0.762cm" svg:height="0.645cm" svg:x="9.89cm" svg:y="6.588cm">
          <draw:text-box>
            <text:p><text:span text:style-name="T1">k</text:span></text:p>
          </draw:text-box>
        </draw:frame>
        <draw:custom-shape draw:style-name="gr8" draw:text-style-name="P2" draw:layer="layout" svg:width="1.653cm" svg:height="1.397cm" svg:x="5.824cm" svg:y="6.588cm">
          <text:p text:style-name="P1"><text:span text:style-name="T1">βcv </text:span></text:p>
          <text:p text:style-name="P1"><text:span text:style-name="T1">heuristic</text:span></text:p>
          <draw:enhanced-geometry svg:viewBox="0 0 21600 21600" draw:glue-points="10800 0 3163 3163 0 10800 3163 18437 10800 21600 18437 18437 21600 10800 18437 3163" draw:text-areas="3180 3180 18420 18420" draw:mirror-vertical="false" draw:mirror-horizontal="false" draw:type="flowchart-connector" draw:enhanced-path="U 10800 10800 10800 10800 0 360 Z N"/>
        </draw:custom-shape>
        <draw:line draw:style-name="gr3" draw:text-style-name="P3" draw:layer="layout" svg:x1="7.477cm" svg:y1="7.35cm" svg:x2="8.239cm" svg:y2="7.35cm">
          <text:p/>
        </draw:line>
        <draw:frame draw:style-name="gr9" draw:text-style-name="P5" draw:layer="layout" svg:width="0.853cm" svg:height="0.962cm" svg:x="10.561cm" svg:y="9.382cm">
          <draw:text-box>
            <text:p>?</text:p>
          </draw:text-box>
        </draw:frame>
        <draw:frame draw:style-name="gr10" draw:text-style-name="P4" draw:layer="layout" svg:width="4.16cm" svg:height="1.179cm" svg:x="6.207cm" svg:y="8.584cm">
          <draw:text-box>
            <text:p><text:span text:style-name="T1">Intra</text:span><text:span text:style-name="T2">clust</text:span><text:span text:style-name="T2">er</text:span><text:span text:style-name="T1"> and </text:span><text:span text:style-name="T1">inter</text:span><text:span text:style-name="T2">clust</text:span><text:span text:style-name="T2">er</text:span><text:span text:style-name="T1"> </text:span><text:span text:style-name="T1">distances</text:span></text:p>
          </draw:text-box>
        </draw:frame>
        <draw:line draw:style-name="gr3" draw:text-style-name="P3" draw:layer="layout" svg:x1="6.588cm" svg:y1="8.62cm" svg:x2="6.588cm" svg:y2="7.985cm">
          <text:p/>
        </draw:line>
        <draw:custom-shape draw:style-name="gr11" draw:text-style-name="P1" draw:layer="layout" svg:width="3.048cm" svg:height="1.524cm" svg:x="8.112cm" svg:y="9.89cm">
          <text:p text:style-name="P1"><text:span text:style-name="T1">How are </text:span><text:span text:style-name="T1">these</text:span></text:p>
          <text:p text:style-name="P1"><text:span text:style-name="T1">clusters</text:span></text:p>
          <text:p text:style-name="P1"><text:span text:style-name="T1">determin</text:span><text:span text:style-name="T1">ed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374.35224663824 -5623.081967213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9:37:58.083042240</meta:creation-date>
    <dc:date>2019-09-21T20:11:25.006775967</dc:date>
    <meta:editing-duration>PT13M5S</meta:editing-duration>
    <meta:editing-cycles>3</meta:editing-cycles>
    <meta:generator>LibreOffice/6.0.7.3$Linux_X86_64 LibreOffice_project/00m0$Build-3</meta:generator>
    <meta:document-statistic meta:object-count="25"/>
  </office:meta>
</office:document-meta>
</file>